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B0000000BAD27F3FA.gif"/>
  <manifest:file-entry manifest:media-type="image/gif" manifest:full-path="Object 1/Pictures/100002000000000A0000000A70B89FEF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2.978cm" svg:height="13.1cm" svg:x="2cm" svg:y="2.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1T16:50:08.46</meta:creation-date>
    <dc:date>2010-03-11T16:50:37.69</dc:date>
    <dc:creator>Ivan Ivanov</dc:creator>
    <meta:editing-duration>PT00H00M29S</meta:editing-duration>
    <meta:editing-cycles>1</meta:editing-cycles>
    <meta:document-statistic meta:object-count="1"/>
    <meta:generator>OpenOffice.org/3.0$Win32 OpenOffice.org_project/300m9$Build-935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06">
      <number:number number:decimal-places="15" number:min-integer-digits="1" number:decimal-replacement="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4pt" style:font-size-asian="9pt" style:font-size-complex="9pt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image" chart:symbol-width="0.27cm" chart:symbol-height="0.27cm">
        <chart:symbol-image xlink:href="Pictures/100002000000000A0000000A70B89FEF.gif" xlink:type="simple" xlink:actuate="onLoad"/>
      </style:chart-properties>
      <style:graphic-properties svg:stroke-width="0.088cm" svg:stroke-color="#808080" draw:fill-color="#808080"/>
      <style:text-properties fo:font-size="6pt" style:font-size-asian="6pt" style:font-size-complex="6pt"/>
    </style:style>
    <style:style style:name="ch10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svg:stroke-width="0.12cm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image" chart:symbol-width="0.318cm" chart:symbol-height="0.318cm">
        <chart:symbol-image xlink:href="Pictures/100002000000000C0000000C8AB642AF.gif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979cm" svg:height="13.101cm" chart:class="chart:line" chart:style-name="ch1">
        <chart:legend chart:legend-position="end" svg:x="17.286cm" svg:y="4.781cm" chart:style-name="ch2"/>
        <chart:plot-area chart:style-name="ch3" chart:data-source-has-labels="both" svg:x="1.294cm" svg:y="0cm" svg:width="15.412cm" svg:height="12.576cm">
          <chart:axis chart:dimension="x" chart:name="primary-x" chart:style-name="ch4">
            <chart:title svg:x="6.753cm" svg:y="12.108cm" chart:style-name="ch5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6">
            <chart:title svg:x="0.657cm" svg:y="8.873cm" chart:style-name="ch7">
              <text:p>время построения теста, с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">
                <text:p>11.1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">
                <text:p>13.1</text:p>
              </table:table-cell>
              <table:table-cell office:value-type="float" office:value="22.6">
                <text:p>2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28.8">
                <text:p>2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">
                <text:p>10.7</text:p>
              </table:table-cell>
              <table:table-cell office:value-type="float" office:value="30.6">
                <text:p>3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